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OutLogger.log( Level level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OutLogger.log( Level level , String msg , Throwable 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Logger.log( Level level , String msg , Throwable 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Logger.log( Level level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Logger.JavaLogger( String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